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b1b58" officeooo:paragraph-rsid="000b1b58"/>
    </style:style>
    <style:style style:name="P2" style:family="paragraph" style:parent-style-name="Text_20_body">
      <style:text-properties officeooo:paragraph-rsid="000b1b58"/>
    </style:style>
    <style:style style:name="P3" style:family="paragraph" style:parent-style-name="Text_20_body">
      <style:text-properties officeooo:rsid="000b82ad" officeooo:paragraph-rsid="000b82ad"/>
    </style:style>
    <style:style style:name="P4" style:family="paragraph" style:parent-style-name="Text_20_body">
      <style:text-properties officeooo:rsid="000bb95b" officeooo:paragraph-rsid="000bb95b"/>
    </style:style>
    <style:style style:name="P5" style:family="paragraph" style:parent-style-name="Text_20_body">
      <style:text-properties officeooo:rsid="000bb95b" officeooo:paragraph-rsid="000c9b70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bold" officeooo:rsid="000bb95b" officeooo:paragraph-rsid="000bb95b" style:font-weight-asian="bold" style:font-weight-complex="bold"/>
    </style:style>
    <style:style style:name="P8" style:family="paragraph" style:parent-style-name="Text_20_body">
      <style:text-properties fo:font-weight="bold" officeooo:rsid="000bb95b" officeooo:paragraph-rsid="0027fd36" style:font-weight-asian="bold" style:font-weight-complex="bold"/>
    </style:style>
    <style:style style:name="P9" style:family="paragraph" style:parent-style-name="Text_20_body">
      <style:text-properties fo:font-weight="bold" officeooo:rsid="000f7737" officeooo:paragraph-rsid="000f7737" style:font-weight-asian="bold" style:font-weight-complex="bold"/>
    </style:style>
    <style:style style:name="P10" style:family="paragraph" style:parent-style-name="Text_20_body">
      <style:text-properties fo:font-weight="bold" officeooo:rsid="000f7737" officeooo:paragraph-rsid="0015d06d" style:font-weight-asian="bold" style:font-weight-complex="bold"/>
    </style:style>
    <style:style style:name="P11" style:family="paragraph" style:parent-style-name="Text_20_body">
      <style:text-properties fo:font-weight="bold" officeooo:rsid="000f7737" officeooo:paragraph-rsid="0016124e" style:font-weight-asian="bold" style:font-weight-complex="bold"/>
    </style:style>
    <style:style style:name="P12" style:family="paragraph" style:parent-style-name="Text_20_body">
      <style:text-properties fo:font-weight="bold" officeooo:rsid="000f7737" officeooo:paragraph-rsid="001683bf" style:font-weight-asian="bold" style:font-weight-complex="bold"/>
    </style:style>
    <style:style style:name="P13" style:family="paragraph" style:parent-style-name="Text_20_body">
      <style:text-properties fo:font-weight="bold" officeooo:rsid="000f7737" officeooo:paragraph-rsid="00185d16" style:font-weight-asian="bold" style:font-weight-complex="bold"/>
    </style:style>
    <style:style style:name="P14" style:family="paragraph" style:parent-style-name="Text_20_body">
      <style:text-properties fo:font-weight="bold" officeooo:rsid="000f7737" officeooo:paragraph-rsid="001b9299" style:font-weight-asian="bold" style:font-weight-complex="bold"/>
    </style:style>
    <style:style style:name="P15" style:family="paragraph" style:parent-style-name="Text_20_body">
      <style:text-properties fo:font-weight="bold" officeooo:rsid="0013a06a" officeooo:paragraph-rsid="0016124e" style:font-weight-asian="bold" style:font-weight-complex="bold"/>
    </style:style>
    <style:style style:name="P16" style:family="paragraph" style:parent-style-name="Text_20_body">
      <style:text-properties fo:font-weight="bold" officeooo:rsid="0015d06d" officeooo:paragraph-rsid="0015d06d" style:font-weight-asian="bold" style:font-weight-complex="bold"/>
    </style:style>
    <style:style style:name="P17" style:family="paragraph" style:parent-style-name="Text_20_body">
      <style:text-properties fo:font-weight="bold" officeooo:rsid="0027fd36" officeooo:paragraph-rsid="0027fd36" style:font-weight-asian="bold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ext_20_body">
      <style:text-properties fo:font-weight="normal" officeooo:rsid="000bb95b" officeooo:paragraph-rsid="000bb95b" style:font-weight-asian="normal" style:font-weight-complex="normal"/>
    </style:style>
    <style:style style:name="P20" style:family="paragraph" style:parent-style-name="Text_20_body">
      <style:text-properties fo:font-weight="normal" officeooo:rsid="000f7737" officeooo:paragraph-rsid="000f7737" style:font-weight-asian="normal" style:font-weight-complex="normal"/>
    </style:style>
    <style:style style:name="P21" style:family="paragraph" style:parent-style-name="Text_20_body">
      <style:text-properties fo:font-weight="normal" officeooo:rsid="000f7737" officeooo:paragraph-rsid="00126fb1" style:font-weight-asian="normal" style:font-weight-complex="normal"/>
    </style:style>
    <style:style style:name="P22" style:family="paragraph" style:parent-style-name="Text_20_body">
      <style:text-properties fo:font-weight="normal" officeooo:rsid="000f7737" officeooo:paragraph-rsid="00185d16" style:font-weight-asian="normal" style:font-weight-complex="normal"/>
    </style:style>
    <style:style style:name="P23" style:family="paragraph" style:parent-style-name="Text_20_body">
      <style:text-properties fo:font-weight="normal" officeooo:rsid="000f7737" officeooo:paragraph-rsid="001b9299" style:font-weight-asian="normal" style:font-weight-complex="normal"/>
    </style:style>
    <style:style style:name="P24" style:family="paragraph" style:parent-style-name="Text_20_body">
      <style:text-properties fo:font-weight="normal" officeooo:rsid="000f7737" officeooo:paragraph-rsid="0027fd36" style:font-weight-asian="normal" style:font-weight-complex="normal"/>
    </style:style>
    <style:style style:name="P25" style:family="paragraph" style:parent-style-name="Text_20_body">
      <style:text-properties fo:font-weight="normal" officeooo:rsid="00126fb1" officeooo:paragraph-rsid="00126fb1" style:font-weight-asian="normal" style:font-weight-complex="normal"/>
    </style:style>
    <style:style style:name="P26" style:family="paragraph" style:parent-style-name="Text_20_body">
      <style:text-properties fo:font-weight="normal" officeooo:rsid="0013a06a" officeooo:paragraph-rsid="0013a06a" style:font-weight-asian="normal" style:font-weight-complex="normal"/>
    </style:style>
    <style:style style:name="P27" style:family="paragraph" style:parent-style-name="Text_20_body">
      <style:text-properties fo:font-weight="normal" officeooo:rsid="001c766a" officeooo:paragraph-rsid="001c766a" style:font-weight-asian="normal" style:font-weight-complex="normal"/>
    </style:style>
    <style:style style:name="P28" style:family="paragraph" style:parent-style-name="Text_20_body">
      <style:text-properties fo:font-weight="normal" officeooo:rsid="001e277f" officeooo:paragraph-rsid="001e277f" style:font-weight-asian="normal" style:font-weight-complex="normal"/>
    </style:style>
    <style:style style:name="P29" style:family="paragraph" style:parent-style-name="Text_20_body">
      <style:text-properties fo:font-weight="normal" officeooo:rsid="0027fd36" officeooo:paragraph-rsid="0027fd36" style:font-weight-asian="normal" style:font-weight-complex="normal"/>
    </style:style>
    <style:style style:name="P30" style:family="paragraph" style:parent-style-name="Text_20_body">
      <style:text-properties officeooo:paragraph-rsid="000bb95b"/>
    </style:style>
    <style:style style:name="P31" style:family="paragraph" style:parent-style-name="Text_20_body">
      <style:text-properties fo:font-style="italic" fo:font-weight="normal" officeooo:rsid="00126fb1" officeooo:paragraph-rsid="00126fb1" style:font-style-asian="italic" style:font-weight-asian="normal" style:font-style-complex="italic" style:font-weight-complex="normal"/>
    </style:style>
    <style:style style:name="P32" style:family="paragraph" style:parent-style-name="Text_20_body">
      <style:text-properties fo:font-style="italic" fo:font-weight="normal" officeooo:rsid="0013a06a" officeooo:paragraph-rsid="0013a06a" style:font-style-asian="italic" style:font-weight-asian="normal" style:font-style-complex="italic" style:font-weight-complex="normal"/>
    </style:style>
    <style:style style:name="P33" style:family="paragraph" style:parent-style-name="Text_20_body">
      <style:text-properties fo:font-style="italic" fo:font-weight="normal" officeooo:rsid="001c766a" officeooo:paragraph-rsid="001c766a" style:font-style-asian="italic" style:font-weight-asian="normal" style:font-style-complex="italic" style:font-weight-complex="normal"/>
    </style:style>
    <style:style style:name="P34" style:family="paragraph" style:parent-style-name="Text_20_body">
      <style:text-properties fo:font-style="italic" fo:font-weight="normal" officeooo:rsid="000f7737" officeooo:paragraph-rsid="000f7737" style:font-style-asian="italic" style:font-weight-asian="normal" style:font-style-complex="italic" style:font-weight-complex="normal"/>
    </style:style>
    <style:style style:name="P35" style:family="paragraph" style:parent-style-name="Text_20_body">
      <style:text-properties fo:font-style="italic" fo:font-weight="normal" officeooo:rsid="001e0884" officeooo:paragraph-rsid="001e0884" style:font-style-asian="italic" style:font-weight-asian="normal" style:font-style-complex="italic" style:font-weight-complex="normal"/>
    </style:style>
    <style:style style:name="P36" style:family="paragraph" style:parent-style-name="Text_20_body">
      <style:text-properties fo:font-style="italic" fo:font-weight="normal" officeooo:rsid="001e277f" officeooo:paragraph-rsid="001e277f" style:font-style-asian="italic" style:font-weight-asian="normal" style:font-style-complex="italic" style:font-weight-complex="normal"/>
    </style:style>
    <style:style style:name="P37" style:family="paragraph" style:parent-style-name="Text_20_body">
      <style:text-properties fo:font-style="italic" fo:font-weight="normal" officeooo:rsid="0022b9e9" officeooo:paragraph-rsid="0022b9e9" style:font-style-asian="italic" style:font-weight-asian="normal" style:font-style-complex="italic" style:font-weight-complex="normal"/>
    </style:style>
    <style:style style:name="P38" style:family="paragraph" style:parent-style-name="Text_20_body">
      <style:text-properties fo:font-style="italic" fo:font-weight="normal" officeooo:rsid="0021e9a4" officeooo:paragraph-rsid="0021e9a4" style:font-style-asian="italic" style:font-weight-asian="normal" style:font-style-complex="italic" style:font-weight-complex="normal"/>
    </style:style>
    <style:style style:name="P39" style:family="paragraph" style:parent-style-name="Text_20_body">
      <style:text-properties fo:font-style="normal" fo:font-weight="normal" officeooo:rsid="00323c25" officeooo:paragraph-rsid="00323c25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fo:font-style="normal" fo:font-weight="normal" officeooo:rsid="00323c25" officeooo:paragraph-rsid="0039587b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fo:font-style="normal" fo:font-weight="normal" officeooo:rsid="0037272b" officeooo:paragraph-rsid="0037272b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officeooo:rsid="0034a111" officeooo:paragraph-rsid="0034a111"/>
    </style:style>
    <style:style style:name="P43" style:family="paragraph" style:parent-style-name="Text_20_body">
      <style:paragraph-properties fo:break-before="page"/>
      <style:text-properties fo:font-weight="normal" officeooo:rsid="001c766a" officeooo:paragraph-rsid="001c766a" style:font-weight-asian="normal" style:font-weight-complex="normal"/>
    </style:style>
    <style:style style:name="P44" style:family="paragraph" style:parent-style-name="Text_20_body">
      <style:paragraph-properties fo:break-before="page"/>
      <style:text-properties fo:font-weight="normal" officeooo:rsid="0021e9a4" officeooo:paragraph-rsid="0021e9a4" style:font-weight-asian="normal" style:font-weight-complex="normal"/>
    </style:style>
    <style:style style:name="P45" style:family="paragraph" style:parent-style-name="Text_20_body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46" style:family="paragraph" style:parent-style-name="Title">
      <style:text-properties officeooo:paragraph-rsid="0027fd36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37272b" officeooo:paragraph-rsid="0037272b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officeooo:rsid="0037272b" officeooo:paragraph-rsid="0037272b"/>
    </style:style>
    <style:style style:name="P49" style:family="paragraph" style:parent-style-name="Text_20_body" style:list-style-name="L1">
      <style:text-properties officeooo:rsid="000bb95b" officeooo:paragraph-rsid="000c9b70"/>
    </style:style>
    <style:style style:name="P50" style:family="paragraph" style:parent-style-name="Text_20_body" style:list-style-name="L1">
      <style:text-properties officeooo:rsid="000c9b70" officeooo:paragraph-rsid="000c9b70"/>
    </style:style>
    <style:style style:name="P51" style:family="paragraph" style:parent-style-name="Text_20_body">
      <style:paragraph-properties fo:text-align="center" style:justify-single-word="false"/>
      <style:text-properties fo:font-weight="bold" officeooo:rsid="001b9299" style:font-weight-asian="bold" style:font-weight-complex="bold"/>
    </style:style>
    <style:style style:name="P52" style:family="paragraph" style:parent-style-name="Text_20_body" style:list-style-name="L1">
      <style:text-properties officeooo:rsid="003d1750" officeooo:paragraph-rsid="003d1750"/>
    </style:style>
    <style:style style:name="P53" style:family="paragraph" style:parent-style-name="Text_20_body">
      <style:text-properties fo:font-weight="normal" officeooo:rsid="0013a06a" officeooo:paragraph-rsid="0013a06a" style:font-weight-asian="normal" style:font-weight-complex="normal"/>
    </style:style>
    <style:style style:name="P54" style:family="paragraph" style:parent-style-name="Heading_20_2">
      <style:text-properties fo:font-weight="bold" style:font-weight-asian="bold" style:font-weight-complex="bold"/>
    </style:style>
    <style:style style:name="P55" style:family="paragraph" style:parent-style-name="Heading_20_2">
      <style:text-properties officeooo:paragraph-rsid="001b9299"/>
    </style:style>
    <style:style style:name="P56" style:family="paragraph" style:parent-style-name="Heading_20_2">
      <style:paragraph-properties fo:break-before="page"/>
    </style:style>
    <style:style style:name="P57" style:family="paragraph" style:parent-style-name="Heading_20_2">
      <style:paragraph-properties fo:break-before="page"/>
      <style:text-properties officeooo:rsid="00185d16" officeooo:paragraph-rsid="00211c91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rsid="0037272b" officeooo:paragraph-rsid="0037272b" style:font-weight-asian="bold" style:font-weight-complex="bold"/>
    </style:style>
    <style:style style:name="P59" style:family="paragraph" style:parent-style-name="Heading_20_1" style:list-style-name="">
      <style:text-properties officeooo:rsid="000bb95b" officeooo:paragraph-rsid="000bb95b"/>
    </style:style>
    <style:style style:name="P60" style:family="paragraph" style:parent-style-name="Heading_20_1">
      <style:text-properties officeooo:rsid="000b1b58" officeooo:paragraph-rsid="000b1b58"/>
    </style:style>
    <style:style style:name="P61" style:family="paragraph" style:parent-style-name="Heading_20_1">
      <style:text-properties fo:font-weight="bold" officeooo:rsid="0015d06d" officeooo:paragraph-rsid="0016ba33" style:font-weight-asian="bold" style:font-weight-complex="bold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Heading_20_1">
      <style:paragraph-properties fo:break-before="page"/>
      <style:text-properties officeooo:rsid="000bb95b" officeooo:paragraph-rsid="000bb95b"/>
    </style:style>
    <style:style style:name="P6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0b82ad"/>
    </style:style>
    <style:style style:name="T2" style:family="text">
      <style:text-properties officeooo:rsid="000bb95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c9b70" style:font-weight-asian="bold" style:font-weight-complex="bold"/>
    </style:style>
    <style:style style:name="T5" style:family="text">
      <style:text-properties fo:font-weight="bold" officeooo:rsid="002cb879" style:font-weight-asian="bold" style:font-weight-complex="bold"/>
    </style:style>
    <style:style style:name="T6" style:family="text">
      <style:text-properties fo:font-weight="bold" officeooo:rsid="00303f8d" style:font-weight-asian="bold" style:font-weight-complex="bold"/>
    </style:style>
    <style:style style:name="T7" style:family="text">
      <style:text-properties officeooo:rsid="000dd7d6"/>
    </style:style>
    <style:style style:name="T8" style:family="text">
      <style:text-properties officeooo:rsid="000e8a6f"/>
    </style:style>
    <style:style style:name="T9" style:family="text">
      <style:text-properties officeooo:rsid="000f3a09"/>
    </style:style>
    <style:style style:name="T10" style:family="text">
      <style:text-properties officeooo:rsid="000f7737"/>
    </style:style>
    <style:style style:name="T11" style:family="text">
      <style:text-properties officeooo:rsid="0010b480"/>
    </style:style>
    <style:style style:name="T12" style:family="text">
      <style:text-properties officeooo:rsid="00126fb1"/>
    </style:style>
    <style:style style:name="T13" style:family="text">
      <style:text-properties officeooo:rsid="0013a06a"/>
    </style:style>
    <style:style style:name="T14" style:family="text">
      <style:text-properties officeooo:rsid="001b9299"/>
    </style:style>
    <style:style style:name="T15" style:family="text">
      <style:text-properties officeooo:rsid="0027fd36"/>
    </style:style>
    <style:style style:name="T16" style:family="text">
      <style:text-properties officeooo:rsid="0029de92"/>
    </style:style>
    <style:style style:name="T17" style:family="text">
      <style:text-properties officeooo:rsid="002cb175"/>
    </style:style>
    <style:style style:name="T18" style:family="text">
      <style:text-properties officeooo:rsid="002cb879"/>
    </style:style>
    <style:style style:name="T19" style:family="text">
      <style:text-properties officeooo:rsid="00303f8d"/>
    </style:style>
    <style:style style:name="T20" style:family="text">
      <style:text-properties officeooo:rsid="0035e8b3"/>
    </style:style>
    <style:style style:name="T21" style:family="text">
      <style:text-properties officeooo:rsid="0037d122"/>
    </style:style>
    <style:style style:name="T22" style:family="text">
      <style:text-properties officeooo:rsid="003a80ad"/>
    </style:style>
    <style:style style:name="T23" style:family="text">
      <style:text-properties officeooo:rsid="003ec24c"/>
    </style:style>
    <style:style style:name="T24" style:family="text">
      <style:text-properties officeooo:rsid="0043bfdd"/>
    </style:style>
    <style:style style:name="T25" style:family="text">
      <style:text-properties officeooo:rsid="00456e1d"/>
    </style:style>
    <style:style style:name="T26" style:family="text">
      <style:text-properties officeooo:rsid="0046de92"/>
    </style:style>
    <style:style style:name="T27" style:family="text">
      <style:text-properties officeooo:rsid="0047ba18"/>
    </style:style>
    <style:style style:name="T28" style:family="text">
      <style:text-properties officeooo:rsid="00486f39"/>
    </style:style>
    <style:style style:name="T29" style:family="text">
      <style:text-properties officeooo:rsid="004b5d4a"/>
    </style:style>
    <style:style style:name="T30" style:family="text">
      <style:text-properties officeooo:rsid="0051001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CES Data Scientist <text:span text:style-name="T15">2016  <text:s/></text:span><text:s/>MongoDB Project</text:p>
      <text:p text:style-name="Title">youcef KACER</text:p>
      <text:p text:style-name="Text_20_body"/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Sum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ummary</text:p>
          </text:index-title>
          <text:p text:style-name="P64"><text:a xlink:type="simple" xlink:href="#__RefHeading__2102_783078815" text:style-name="Index_20_Link" text:visited-style-name="Index_20_Link">Introduction<text:tab/>2</text:a></text:p>
          <text:p text:style-name="P64"><text:a xlink:type="simple" xlink:href="#__RefHeading__2104_783078815" text:style-name="Index_20_Link" text:visited-style-name="Index_20_Link">Data integration<text:tab/>2</text:a></text:p>
          <text:p text:style-name="P64"><text:a xlink:type="simple" xlink:href="#__RefHeading__2106_783078815" text:style-name="Index_20_Link" text:visited-style-name="Index_20_Link">Data queries<text:tab/>4</text:a></text:p>
          <text:p text:style-name="P65"><text:a xlink:type="simple" xlink:href="#__RefHeading__2108_783078815" text:style-name="Index_20_Link" text:visited-style-name="Index_20_Link">1. select number of light industrial in New York<text:tab/>4</text:a></text:p>
          <text:p text:style-name="P65"><text:a xlink:type="simple" xlink:href="#__RefHeading__2110_783078815" text:style-name="Index_20_Link" text:visited-style-name="Index_20_Link">2. select the site with the biggest annual average consumption<text:tab/>5</text:a></text:p>
          <text:p text:style-name="P65"><text:a xlink:type="simple" xlink:href="#__RefHeading__2112_783078815" text:style-name="Index_20_Link" text:visited-style-name="Index_20_Link">3. Select the average consumption during winter for site 766<text:tab/>6</text:a></text:p>
          <text:p text:style-name="P65"><text:a xlink:type="simple" xlink:href="#__RefHeading__2114_783078815" text:style-name="Index_20_Link" text:visited-style-name="Index_20_Link">4. Select the peak consumption among all nothern sites (LAT&gt;37°)<text:tab/>7</text:a></text:p>
          <text:p text:style-name="P65"><text:a xlink:type="simple" xlink:href="#__RefHeading__2116_783078815" text:style-name="Index_20_Link" text:visited-style-name="Index_20_Link">5. Select the peak consumption among all southern sites (LAT&lt;37) <text:tab/>8</text:a></text:p>
          <text:p text:style-name="P64"><text:a xlink:type="simple" xlink:href="#__RefHeading__2118_783078815" text:style-name="Index_20_Link" text:visited-style-name="Index_20_Link">Data computation<text:tab/>9</text:a></text:p>
          <text:p text:style-name="P65"><text:a xlink:type="simple" xlink:href="#__RefHeading__2120_783078815" text:style-name="Index_20_Link" text:visited-style-name="Index_20_Link">1. Calculate the sum LD for the 100 sites (timestamp interval : 5 minutes)<text:tab/>9</text:a></text:p>
          <text:p text:style-name="P65"><text:a xlink:type="simple" xlink:href="#__RefHeading__2122_783078815" text:style-name="Index_20_Link" text:visited-style-name="Index_20_Link">2. Calculate the average LD by sector of activity (imestamp interval : 5 minutes)<text:tab/>11</text:a></text:p>
          <text:p text:style-name="P65"><text:a xlink:type="simple" xlink:href="#__RefHeading__2124_783078815" text:style-name="Index_20_Link" text:visited-style-name="Index_20_Link">3. Calculate the total LD for the 100 sites (timestamp interval : a week)<text:tab/>12</text:a></text:p>
          <text:p text:style-name="P65"><text:a xlink:type="simple" xlink:href="#__RefHeading__2446_783078815" text:style-name="Index_20_Link" text:visited-style-name="Index_20_Link">4. Calculate the average LD by sector of activity (timestamp interval : a week)<text:tab/>15</text:a></text:p>
          <text:p text:style-name="P64"><text:a xlink:type="simple" xlink:href="#__RefHeading__2128_783078815" text:style-name="Index_20_Link" text:visited-style-name="Index_20_Link">SQL comparison<text:tab/>18</text:a></text:p>
        </text:index-body>
      </text:table-of-content>
      <text:h text:style-name="P59" text:outline-level="1"/>
      <text:h text:style-name="P63" text:outline-level="1"><text:bookmark-start text:name="__RefHeading__2102_783078815"/>Introduction<text:bookmark-end text:name="__RefHeading__2102_783078815"/></text:h>
      <text:p text:style-name="P30"/>
      <text:p text:style-name="P4">We present here how to solve MongoDB Project. </text:p>
      <text:p text:style-name="P42">One can <text:span text:style-name="T20">see whole result</text:span> by executing bash file <text:span text:style-name="T3">run_mongodb.sh</text:span>.</text:p>
      <text:p text:style-name="P5">We present three different steps: </text:p>
      <text:list xml:id="list1369857388659208104" text:style-name="L1">
        <text:list-item>
          <text:p text:style-name="P49"><text:span text:style-name="T4">d</text:span><text:span text:style-name="T3">ata integration:</text:span> to <text:span text:style-name="T8">show how </text:span>data <text:span text:style-name="T8">are put </text:span>into mongodb collections</text:p>
        </text:list-item>
        <text:list-item>
          <text:p text:style-name="P50"><text:span text:style-name="T3">data queries: </text:span>that shows 5 simple queries <text:span text:style-name="T8">on collections</text:span></text:p>
        </text:list-item>
        <text:list-item>
          <text:p text:style-name="P50"><text:span text:style-name="T3">data computation:</text:span> that perform<text:span text:style-name="T26">s </text:span>the 4 <text:span text:style-name="T7">Load Curve statistics on collections</text:span> </text:p>
        </text:list-item>
        <text:list-item>
          <text:p text:style-name="P52"><text:span text:style-name="T3">SQL comparison</text:span> : that compares time executi<text:span text:style-name="T24">o</text:span>n between sql and mongodb for the 4 Load Curves statistics.</text:p>
        </text:list-item>
      </text:list>
      <text:h text:style-name="P60" text:outline-level="1"><text:bookmark-start text:name="__RefHeading__2104_783078815"/>Data integration<text:bookmark-end text:name="__RefHeading__2104_783078815"/></text:h>
      <text:p text:style-name="P1"/>
      <text:p text:style-name="P1">First of all, we get energy data from website and de-tar it into « data » folder :</text:p>
      <text:p text:style-name="P1">&gt; wget https://open-enernoc-data.s3.amazonaws.com/anon/all-data.tar.gz </text:p>
      <text:p text:style-name="P1">&gt; mkdir data </text:p>
      <text:p text:style-name="P1">&gt; tar -xzvf all-data.tar.gz -C data</text:p>
      <text:p text:style-name="P1"/>
      <text:p text:style-name="P1">Then, we pass all_sites.csv file and all conso .c<text:span text:style-name="T28">sv</text:span> files from DOS format to Unix format :</text:p>
      <text:p text:style-name="P1">&gt; sed -i -e 's/\r/\n/g' data/meta/all_sites.csv </text:p>
      <text:p text:style-name="P1">&gt; for conso_csv in `ls data/csv/*csv` </text:p>
      <text:p text:style-name="P1">&gt; do </text:p>
      <text:p text:style-name="P1">&gt; sed -i -e 's/\r/\n/g' $conso_csv </text:p>
      <text:p text:style-name="P1">&gt; done</text:p>
      <text:p text:style-name="P1"/>
      <text:p text:style-name="P1">We use mongoimport binary to import all_sites.csv <text:span text:style-name="T1">and create « sites » collection into « enernoc » database :</text:span></text:p>
      <text:p text:style-name="P1">&gt; mkdir data/db </text:p>
      <text:p text:style-name="P1">&gt; mongoimport --type csv -d enernoc -c sites --file data/meta/all_sites.csv –headerline</text:p>
      <text:p text:style-name="P2"/>
      <text:p text:style-name="P3">We use <text:span text:style-name="T3">mongodb_integration.js</text:span> file in a bash loop to integrate <text:span text:style-name="T2">each xxx.csv consumption </text:span>to <text:span text:style-name="T16">its </text:span><text:soft-page-break/>site <text:span text:style-name="T29">document as an array of documents. This array of documents is a new field « CONSO » in « sites » collection</text:span></text:p>
      <text:p text:style-name="P4">&gt; for conso_csv in `ls data/csv/*.csv` </text:p>
      <text:p text:style-name="P4">&gt; do </text:p>
      <text:p text:style-name="P4">&gt; site_number=$(basename ${conso_csv%%.*}) <text:span text:style-name="T9"># example : site_number=14 for data/csv/14.csv</text:span></text:p>
      <text:p text:style-name="P4">&gt; echo <text:s/>"currently importing site $site_number ..." </text:p>
      <text:p text:style-name="P4">&gt; mongoimport --type csv -d enernoc --file $conso_csv --headerline </text:p>
      <text:p text:style-name="P4">&gt; mongo mongodb_<text:span text:style-name="T17">1_data_</text:span>integration.js --eval "var site_id = $site_number" </text:p>
      <text:p text:style-name="P4">&gt; done</text:p>
      <text:p text:style-name="P4"><text:span text:style-name="T3">mongo</text:span><text:span text:style-name="T5">db_1</text:span><text:span text:style-name="T3">_</text:span><text:span text:style-name="T6">data_</text:span><text:span text:style-name="T3">integration.js</text:span> file is as follow:</text:p>
      <text:p text:style-name="P7">db = db.getSiblingDB('enernoc')</text:p>
      <text:p text:style-name="P7">var n = site_id.toString();</text:p>
      <text:p text:style-name="P7">db.getCollection(n).remove({anomaly :{$ne:""}});</text:p>
      <text:p text:style-name="P7">db.getCollection(n).find().forEach(function(cs){ cs.iso_date = new Date(cs.timestamp*1000); db.getCollection(n).save(cs);})</text:p>
      <text:p text:style-name="P7">db.sites.update({'SITE_ID':site_id},{'$set' : {"CONSO" : db.getCollection(n).find().toArray()}});</text:p>
      <text:p text:style-name="P19">As one can see, this .js file remove<text:span text:style-name="T30">s </text:span>measure<text:span text:style-name="T30">s</text:span> that has field « anomaly » non empty and create iso_date field for each consumption measure.</text:p>
      <text:p text:style-name="P29">We can summarize fields of our « sites » collection by mongodb shell command :</text:p>
      <text:p text:style-name="P8">db = db.getSiblingDB('enernoc') ;</text:p>
      <text:p text:style-name="P8">var doc = db.sites.findOne();</text:p>
      <text:p text:style-name="P17">for (var key in doc) {print(key)} ;</text:p>
      <text:p text:style-name="P29">_id </text:p>
      <text:p text:style-name="P29">SITE_ID </text:p>
      <text:p text:style-name="P29">INDUSTRY </text:p>
      <text:p text:style-name="P29">SUB_INDUSTRY </text:p>
      <text:p text:style-name="P29">SQ_FT </text:p>
      <text:p text:style-name="P29">LAT </text:p>
      <text:p text:style-name="P29">LNG </text:p>
      <text:p text:style-name="P29">TIME_ZONE </text:p>
      <text:p text:style-name="P29">TZ_OFFSET </text:p>
      <text:p text:style-name="P29"><text:soft-page-break/>CONSO </text:p>
      <text:h text:style-name="Heading_20_1" text:outline-level="1"><text:bookmark-start text:name="__RefHeading__2106_783078815"/>Data queries<text:bookmark-end text:name="__RefHeading__2106_783078815"/></text:h>
      <text:p text:style-name="P19"/>
      <text:p text:style-name="P20">We launch <text:span text:style-name="T3">mongodb_2_data_queries.js</text:span> to execute <text:span text:style-name="T15">5 </text:span>simple queries</text:p>
      <text:p text:style-name="P20">&gt; mongo mongodb_2_data_queries.js</text:p>
      <text:p text:style-name="P24">This javascript file containing 5 simple queries, is as follow :</text:p>
      <text:h text:style-name="Heading_20_2" text:outline-level="2"><text:bookmark-start text:name="__RefHeading__2108_783078815"/><text:span text:style-name="T13">1. </text:span>select number of light industrial in New York<text:bookmark-end text:name="__RefHeading__2108_783078815"/></text:h>
      <text:p text:style-name="P20"/>
      <text:p text:style-name="P9">db = db.getSiblingDB("enernoc")</text:p>
      <text:p text:style-name="P9">print("*** select number of light industrial in New York:");</text:p>
      <text:p text:style-name="P9">print(db.sites.find(</text:p>
      <text:p text:style-name="P9"><text:tab/><text:tab/><text:tab/>{INDUSTRY : "Light Industrial"},</text:p>
      <text:p text:style-name="P9"><text:tab/><text:tab/><text:tab/>{TIME_ZONE : "America/New_York"}</text:p>
      <text:p text:style-name="P9"><text:tab/><text:tab/>).count()</text:p>
      <text:p text:style-name="P9">);</text:p>
      <text:p text:style-name="P20"/>
      <text:p text:style-name="P20">results:</text:p>
      <text:p text:style-name="P31">*** select number of light industrial in New York: </text:p>
      <text:p text:style-name="P31">25 </text:p>
      <text:p text:style-name="P20"/>
      <text:h text:style-name="P56" text:outline-level="2"><text:bookmark-start text:name="__RefHeading__2110_783078815"/><text:span text:style-name="T13">2. </text:span>select the site with the biggest an<text:span text:style-name="T11">n</text:span>ual average consumption<text:bookmark-end text:name="__RefHeading__2110_783078815"/></text:h>
      <text:p text:style-name="P20"/>
      <text:p text:style-name="P9">db = db.getSiblingDB("enernoc")</text:p>
      <text:p text:style-name="P9">print("*** select the site that has the biggest annual average consumption:");</text:p>
      <text:p text:style-name="P9">biggest = db.sites.aggregate([</text:p>
      <text:p text:style-name="P9"><text:tab/><text:tab/>{$project : </text:p>
      <text:p text:style-name="P9"><text:tab/><text:tab/><text:tab/>{ </text:p>
      <text:p text:style-name="P9"><text:tab/><text:tab/><text:tab/><text:tab/>site : "$SITE_ID",</text:p>
      <text:p text:style-name="P9"><text:tab/><text:tab/><text:tab/><text:tab/>avg_conso : {$avg:"$CONSO.value"}</text:p>
      <text:p text:style-name="P9"><text:tab/><text:tab/><text:tab/>}</text:p>
      <text:p text:style-name="P9"><text:tab/><text:tab/>},</text:p>
      <text:p text:style-name="P9"><text:tab/><text:tab/>{$sort :</text:p>
      <text:p text:style-name="P9"><text:tab/><text:tab/><text:tab/>{</text:p>
      <text:p text:style-name="P9"><text:tab/><text:tab/><text:tab/><text:tab/>avg_conso :-1</text:p>
      <text:p text:style-name="P9"><text:tab/><text:tab/><text:tab/>}</text:p>
      <text:p text:style-name="P9"><text:tab/><text:tab/>},</text:p>
      <text:p text:style-name="P9"><text:tab/><text:tab/>{$limit : 1}</text:p>
      <text:p text:style-name="P9"><text:tab/>]).next()</text:p>
      <text:p text:style-name="P9">print("site",biggest.site,"(annual average consu:",biggest.avg_conso,")");</text:p>
      <text:p text:style-name="P20"/>
      <text:p text:style-name="P20">results:</text:p>
      <text:p text:style-name="P31">*** select the site that has the biggest annual average consumption: </text:p>
      <text:p text:style-name="P31">site 766 (annual average consu: 327.6069601453762 ) </text:p>
      <text:p text:style-name="P21"/>
      <text:h text:style-name="P56" text:outline-level="2"><text:bookmark-start text:name="__RefHeading__2112_783078815"/><text:span text:style-name="T13">3. S</text:span>elect the average consumption during winter for site 766<text:bookmark-end text:name="__RefHeading__2112_783078815"/></text:h>
      <text:p text:style-name="P9"/>
      <text:p text:style-name="P10">db = db.getSiblingDB("enernoc")</text:p>
      <text:p text:style-name="P9">print("*** select average consumption during winter (between January and Mars) for site 766:");</text:p>
      <text:p text:style-name="P9">d = ISODate("2012-04-01T00:00:00Z")</text:p>
      <text:p text:style-name="P9">winter = db.getCollection("766").aggregate([</text:p>
      <text:p text:style-name="P9"><text:tab/><text:tab/>{$match : </text:p>
      <text:p text:style-name="P9"><text:tab/><text:tab/><text:tab/>{</text:p>
      <text:p text:style-name="P9"><text:tab/><text:tab/><text:tab/><text:tab/>iso_date : {$lt:d}</text:p>
      <text:p text:style-name="P9"><text:tab/><text:tab/><text:tab/>}</text:p>
      <text:p text:style-name="P9"><text:tab/><text:tab/>},</text:p>
      <text:p text:style-name="P9"><text:tab/><text:tab/>{$group :</text:p>
      <text:p text:style-name="P9"><text:tab/><text:tab/><text:tab/>{</text:p>
      <text:p text:style-name="P9"><text:tab/><text:tab/><text:tab/><text:tab/>_id : null,</text:p>
      <text:p text:style-name="P9"><text:tab/><text:tab/><text:tab/><text:tab/>avg_consu : {$avg:"$value"}</text:p>
      <text:p text:style-name="P9"><text:tab/><text:tab/><text:tab/>}</text:p>
      <text:p text:style-name="P9"><text:tab/><text:tab/>}</text:p>
      <text:p text:style-name="P9"><text:tab/>]).next()</text:p>
      <text:p text:style-name="P9">print(winter.avg_consu)</text:p>
      <text:p text:style-name="P25"/>
      <text:p text:style-name="P25">results :</text:p>
      <text:p text:style-name="P31">*** select average consumption during winter (between January and Mars) for site 766: </text:p>
      <text:p text:style-name="P31">308.8343864349126 </text:p>
      <text:p text:style-name="P20"/>
      <text:h text:style-name="P56" text:outline-level="2"><text:bookmark-start text:name="__RefHeading__2114_783078815"/><text:span text:style-name="T13">4. S</text:span>elect the peak consumption among all nothern sites (LAT&gt;37°)<text:bookmark-end text:name="__RefHeading__2114_783078815"/></text:h>
      <text:p text:style-name="P20"/>
      <text:p text:style-name="P10">db = db.getSiblingDB("enernoc")</text:p>
      <text:p text:style-name="P9">print("*** select the peak consumption <text:span text:style-name="T12">among</text:span> all northern sites (LAT&gt;37):");</text:p>
      <text:p text:style-name="P9">peak1 = db.sites.aggregate([</text:p>
      <text:p text:style-name="P9"><text:tab/><text:tab/>{ $match : </text:p>
      <text:p text:style-name="P9"><text:tab/><text:tab/><text:tab/>{</text:p>
      <text:p text:style-name="P9"><text:tab/><text:tab/><text:tab/><text:tab/>LAT : { $gt : 37 }</text:p>
      <text:p text:style-name="P9"><text:tab/><text:tab/><text:tab/>}</text:p>
      <text:p text:style-name="P9"><text:tab/> <text:s text:c="6"/><text:tab/>},</text:p>
      <text:p text:style-name="P9"><text:tab/><text:tab/>{$project :</text:p>
      <text:p text:style-name="P9"><text:tab/><text:tab/><text:tab/>{</text:p>
      <text:p text:style-name="P9"><text:tab/><text:tab/><text:tab/><text:tab/>SITE_ID : 1,</text:p>
      <text:p text:style-name="P9"><text:s text:c="5"/><text:tab/><text:tab/><text:tab/><text:tab/>"CONSO.value" : 1, </text:p>
      <text:p text:style-name="P9"><text:s text:c="6"/><text:tab/><text:tab/><text:tab/><text:tab/>"CONSO.iso_date" : 1</text:p>
      <text:p text:style-name="P9"><text:tab/><text:tab/><text:tab/>}</text:p>
      <text:p text:style-name="P9"><text:tab/><text:tab/>},</text:p>
      <text:p text:style-name="P9"><text:tab/><text:tab/>{$unwind : "$CONSO"},</text:p>
      <text:p text:style-name="P9"><text:tab/><text:tab/>{$sort :</text:p>
      <text:p text:style-name="P9"><text:tab/><text:tab/><text:tab/>{</text:p>
      <text:p text:style-name="P9"><text:tab/><text:tab/><text:tab/><text:tab/>"CONSO.value":-1</text:p>
      <text:p text:style-name="P9"><text:tab/><text:tab/><text:tab/>}</text:p>
      <text:p text:style-name="P9"><text:tab/><text:tab/>},</text:p>
      <text:p text:style-name="P9"><text:tab/><text:tab/>{$limit : 1}</text:p>
      <text:p text:style-name="P9"><text:tab/>]).next()</text:p>
      <text:p text:style-name="P9">print(peak1.CONSO.value,"in site", peak1.SITE_ID, "on",peak1.CONSO.iso_date.toDateString());</text:p>
      <text:p text:style-name="P26">results :</text:p>
      <text:p text:style-name="P26">*** select the peak consumption among all northern sites (LAT&gt;37): </text:p>
      <text:p text:style-name="P26">651.5774 in site 14 on Mon Dec 17 2012 </text:p>
      <text:h text:style-name="Heading_20_2" text:outline-level="2"><text:bookmark-start text:name="__RefHeading__2116_783078815"/><text:soft-page-break/>5. Select the peak consumption among all southern sites (LAT&lt;37°) <text:bookmark-end text:name="__RefHeading__2116_783078815"/></text:h>
      <text:p text:style-name="P26"/>
      <text:p text:style-name="P11">db = db.getSiblingDB("enernoc")</text:p>
      <text:p text:style-name="P15"><text:span text:style-name="T10">print("*** select the peak consumption </text:span>among<text:span text:style-name="T10"> all southern sites (LAT&lt;37):");</text:span></text:p>
      <text:p text:style-name="P9">peak2 = db.sites.aggregate([</text:p>
      <text:p text:style-name="P9"><text:tab/><text:tab/>{$match: </text:p>
      <text:p text:style-name="P9"><text:tab/><text:tab/><text:tab/>{</text:p>
      <text:p text:style-name="P9"><text:tab/><text:tab/><text:tab/><text:tab/>LAT : { $lt : 37 }</text:p>
      <text:p text:style-name="P9"><text:tab/><text:tab/><text:tab/>} </text:p>
      <text:p text:style-name="P9"><text:tab/><text:tab/>},</text:p>
      <text:p text:style-name="P9"><text:tab/><text:tab/>{$project :</text:p>
      <text:p text:style-name="P9"><text:tab/><text:tab/><text:tab/>{</text:p>
      <text:p text:style-name="P9"><text:tab/><text:tab/><text:tab/><text:tab/>SITE_ID : 1, </text:p>
      <text:p text:style-name="P9"><text:s text:c="6"/><text:tab/><text:tab/><text:tab/><text:tab/>"CONSO.value" : 1, </text:p>
      <text:p text:style-name="P9"><text:s text:c="6"/><text:tab/><text:tab/><text:tab/><text:tab/>"CONSO.iso_date" : 1</text:p>
      <text:p text:style-name="P9"><text:tab/><text:tab/><text:tab/>}</text:p>
      <text:p text:style-name="P9"><text:tab/><text:tab/>},</text:p>
      <text:p text:style-name="P9"><text:tab/><text:tab/>{$unwind : "$CONSO"},</text:p>
      <text:p text:style-name="P9"><text:tab/><text:tab/>{$sort : </text:p>
      <text:p text:style-name="P9"><text:tab/><text:tab/><text:tab/>{</text:p>
      <text:p text:style-name="P9"><text:tab/><text:tab/><text:tab/><text:tab/>"CONSO.value" : -1</text:p>
      <text:p text:style-name="P9"><text:tab/><text:tab/><text:tab/>}</text:p>
      <text:p text:style-name="P9"><text:tab/><text:tab/>},</text:p>
      <text:p text:style-name="P9"><text:tab/><text:tab/>{$limit : 1}</text:p>
      <text:p text:style-name="P9"><text:tab/>]).next()</text:p>
      <text:p text:style-name="P9">print(peak2.CONSO.value,"in site",peak2.SITE_ID,"on",peak2.CONSO.iso_date.toDateString());</text:p>
      <text:p text:style-name="P26">results :</text:p>
      <text:p text:style-name="P32">*** select the peak consumption among all southern sites (LAT&lt;37): </text:p>
      <text:p text:style-name="P32">528.0193 in site 45 on Thu Jul 26 2012</text:p>
      <text:h text:style-name="P61" text:outline-level="1"><text:bookmark-start text:name="__RefHeading__2118_783078815"/><text:soft-page-break/>Data computation<text:bookmark-end text:name="__RefHeading__2118_783078815"/></text:h>
      <text:p text:style-name="P16"/>
      <text:h text:style-name="P54" text:outline-level="2"><text:bookmark-start text:name="__RefHeading__2120_783078815"/>1. Calculate the sum LD for the 100 sites (timestamp interval : 5 minutes)<text:bookmark-end text:name="__RefHeading__2120_783078815"/></text:h>
      <text:p text:style-name="P6"/>
      <text:p text:style-name="P11">db = db.getSiblingDB("enernoc")</text:p>
      <text:p text:style-name="P10">print("*** Calculate the sum LD for the 100 sites (timestamp interval: 5 minutes");</text:p>
      <text:p text:style-name="P9">db.getCollection("sites").aggregate([</text:p>
      <text:p text:style-name="P9"><text:tab/><text:tab/>{$project : </text:p>
      <text:p text:style-name="P9"><text:tab/><text:tab/><text:tab/>{ </text:p>
      <text:p text:style-name="P9"><text:tab/><text:tab/><text:tab/><text:tab/>site : "$SITE_ID",</text:p>
      <text:p text:style-name="P9"><text:tab/><text:tab/><text:tab/><text:tab/>sum_consu : {$sum : "$CONSO.value"}</text:p>
      <text:p text:style-name="P9"><text:tab/><text:tab/><text:tab/>}</text:p>
      <text:p text:style-name="P9"><text:tab/><text:tab/>},</text:p>
      <text:p text:style-name="P9"><text:tab/><text:tab/>{$sort:</text:p>
      <text:p text:style-name="P9"><text:tab/><text:tab/><text:tab/>{</text:p>
      <text:p text:style-name="P9"><text:tab/><text:tab/><text:tab/><text:tab/>sum_consu : -1</text:p>
      <text:p text:style-name="P9"><text:tab/><text:tab/><text:tab/>}</text:p>
      <text:p text:style-name="P9"><text:tab/><text:tab/>}</text:p>
      <text:p text:style-name="P9"><text:tab/>]).forEach( function(doc) </text:p>
      <text:p text:style-name="P9"><text:tab/><text:tab/>{</text:p>
      <text:p text:style-name="P9"><text:tab/><text:tab/><text:tab/>print("site:",doc.site,"\tLD sum:",doc.sum_consu)</text:p>
      <text:p text:style-name="P9"><text:tab/><text:tab/>}</text:p>
      <text:p text:style-name="P9"><text:tab/>);</text:p>
      <text:p text:style-name="P20"/>
      <text:p text:style-name="P27"/>
      <text:p text:style-name="P43">results :</text:p>
      <text:p text:style-name="P33">site: 766 <text:tab/>LD sum: 34532394.45500381 </text:p>
      <text:p text:style-name="P33">site: 45 <text:tab/>LD sum: 33584845.293399945 </text:p>
      <text:p text:style-name="P33">site: 10 <text:tab/>LD sum: 33544015.780299693 </text:p>
      <text:p text:style-name="P33">site: 716 <text:tab/>LD sum: 33052978.79500011 </text:p>
      <text:p text:style-name="P33">site: 55 <text:tab/>LD sum: 28665910.440900173 </text:p>
      <text:p text:style-name="P33">site: 786 <text:tab/>LD sum: 24303213.122100715 </text:p>
      <text:p text:style-name="P33">site: 14 <text:tab/>LD sum: 22980050.54469993 </text:p>
      <text:p text:style-name="P33">site: 654 <text:tab/>LD sum: 18468253.636890393 </text:p>
      <text:p text:style-name="P33">site: 718 <text:tab/>LD sum: 18050961.867009155 </text:p>
      <text:p text:style-name="P33">site: 755 <text:tab/>LD sum: 12869687.531899346 </text:p>
      <text:p text:style-name="P33">site: 44 <text:tab/>LD sum: 11039816.321199633 </text:p>
      <text:p text:style-name="P33">site: 690 <text:tab/>LD sum: 10931770.223702736</text:p>
      <text:p text:style-name="P34">…</text:p>
      <text:p text:style-name="P35">site: 92 <text:tab/>LD sum: 257495.60190021462 </text:p>
      <text:p text:style-name="P35">site: 731 <text:tab/>LD sum: 245819.5833999371 </text:p>
      <text:p text:style-name="P35">site: 673 <text:tab/>LD sum: 222026.40789988433 </text:p>
      <text:p text:style-name="P35">site: 648 <text:tab/>LD sum: 215914.86370002138 </text:p>
      <text:h text:style-name="P56" text:outline-level="2"><text:bookmark-start text:name="__RefHeading__2122_783078815"/>2. Calculate the average LD by sector of activity (imestamp interval : 5 minutes)<text:bookmark-end text:name="__RefHeading__2122_783078815"/></text:h>
      <text:p text:style-name="P20"/>
      <text:p text:style-name="P12">db = db.getSiblingDB("enernoc")</text:p>
      <text:p text:style-name="P12">print("*** Calculate the average LD by sector of activity (timestamp interval : 5 minutes)");</text:p>
      <text:p text:style-name="P9">db.getCollection("sites").aggregate([</text:p>
      <text:p text:style-name="P9"><text:tab/><text:tab/>{$unwind : "$CONSO"},</text:p>
      <text:p text:style-name="P9"><text:tab/><text:tab/>{$group : </text:p>
      <text:p text:style-name="P9"><text:tab/><text:tab/><text:tab/>{</text:p>
      <text:p text:style-name="P9"><text:tab/><text:tab/><text:tab/><text:tab/>_id:"$INDUSTRY",</text:p>
      <text:p text:style-name="P9"><text:tab/><text:tab/><text:tab/><text:tab/>avg_consu:{$avg:"$CONSO.value"}</text:p>
      <text:p text:style-name="P9"><text:tab/><text:tab/><text:tab/>}</text:p>
      <text:p text:style-name="P9"><text:tab/><text:tab/>},</text:p>
      <text:p text:style-name="P9"><text:tab/><text:tab/>{$project : </text:p>
      <text:p text:style-name="P9"><text:tab/><text:tab/><text:tab/>{</text:p>
      <text:p text:style-name="P9"><text:tab/><text:tab/><text:tab/><text:tab/>"_id" : 1,</text:p>
      <text:p text:style-name="P9"><text:tab/><text:tab/><text:tab/><text:tab/>"avg_consu" : 1</text:p>
      <text:p text:style-name="P9"><text:tab/><text:tab/><text:tab/>}</text:p>
      <text:p text:style-name="P9"><text:tab/><text:tab/>}</text:p>
      <text:p text:style-name="P9"><text:tab/>]).forEach( function(doc) </text:p>
      <text:p text:style-name="P9"><text:tab/><text:tab/>{</text:p>
      <text:p text:style-name="P9"><text:tab/><text:tab/><text:tab/>print("industry:",doc._id,"\tavg LD:",doc.avg_consu) ;</text:p>
      <text:p text:style-name="P9"><text:tab/><text:tab/>}</text:p>
      <text:p text:style-name="P9"><text:tab/>);</text:p>
      <text:p text:style-name="P28">results :</text:p>
      <text:p text:style-name="P36">industry: Light Industrial <text:tab/>avg LD: 80.53685010874234 </text:p>
      <text:p text:style-name="P36">industry: Education <text:tab/>avg LD: 10.958672942424123 </text:p>
      <text:p text:style-name="P36">industry: Food Sales &amp; Storage <text:tab/>avg LD: 18.18906005717468 </text:p>
      <text:p text:style-name="P36">industry: Commercial Property <text:tab/>avg LD: 89.74365052873605</text:p>
      <text:h text:style-name="P57" text:outline-level="2"><text:bookmark-start text:name="__RefHeading__2124_783078815"/>3. Calculate the total LD for the 100 sites (timestamp interval : a week)<text:bookmark-end text:name="__RefHeading__2124_783078815"/></text:h>
      <text:p text:style-name="P22"/>
      <text:p text:style-name="P13">db = db.getSiblingDB("enernoc")</text:p>
      <text:p text:style-name="P13">print("*** Calculate the total LD for the 100 sites (timestamp interval: a week)")</text:p>
      <text:p text:style-name="P9">db.sites.aggregate([</text:p>
      <text:p text:style-name="P9"><text:tab/><text:tab/>{$unwind : "$CONSO"},</text:p>
      <text:p text:style-name="P9"><text:tab/><text:tab/>{$group :</text:p>
      <text:p text:style-name="P9"><text:tab/><text:tab/> <text:s text:c="6"/><text:tab/>{</text:p>
      <text:p text:style-name="P9"><text:tab/><text:tab/><text:tab/><text:tab/> _id:</text:p>
      <text:p text:style-name="P9"><text:tab/><text:tab/><text:tab/><text:tab/>{</text:p>
      <text:p text:style-name="P9"><text:tab/><text:tab/><text:tab/><text:tab/><text:tab/>site_id : "$SITE_ID",</text:p>
      <text:p text:style-name="P9"><text:tab/><text:tab/><text:tab/><text:tab/><text:tab/>week : {$week : "$CONSO.iso_date"}</text:p>
      <text:p text:style-name="P9"><text:tab/><text:tab/><text:tab/><text:tab/>},</text:p>
      <text:p text:style-name="P9"><text:tab/><text:tab/><text:tab/><text:tab/>sum_consu :</text:p>
      <text:p text:style-name="P9"><text:tab/><text:tab/><text:tab/><text:tab/>{</text:p>
      <text:p text:style-name="P9"><text:tab/><text:tab/><text:tab/><text:tab/><text:tab/>$sum : "$CONSO.value"</text:p>
      <text:p text:style-name="P9"><text:tab/><text:tab/><text:tab/><text:tab/>}</text:p>
      <text:p text:style-name="P9"><text:tab/><text:tab/><text:tab/> }</text:p>
      <text:p text:style-name="P9"><text:tab/><text:tab/>},</text:p>
      <text:p text:style-name="P9"><text:tab/><text:tab/>{$sort :</text:p>
      <text:p text:style-name="P9"><text:tab/><text:tab/> <text:s text:c="6"/><text:tab/>{</text:p>
      <text:p text:style-name="P9"><text:tab/><text:tab/><text:tab/><text:tab/> _id:1</text:p>
      <text:p text:style-name="P9"><text:tab/><text:tab/><text:tab/>}</text:p>
      <text:p text:style-name="P9"><text:tab/><text:tab/>}</text:p>
      <text:p text:style-name="P9"><text:tab/>]).forEach( function(doc) </text:p>
      <text:p text:style-name="P9"><text:tab/><text:tab/>{</text:p>
      <text:p text:style-name="P13"><text:tab/><text:tab/><text:tab/>print("site:",doc._id.site_id,"\tweek:",</text:p>
      <text:p text:style-name="P13"><text:tab/><text:tab/><text:tab/>doc._id.week,"\tsum LD:",doc.sum_consu) ;</text:p>
      <text:p text:style-name="P9"><text:tab/><text:tab/>}</text:p>
      <text:p text:style-name="P9"><text:tab/>);</text:p>
      <text:p text:style-name="P44">results :</text:p>
      <text:p text:style-name="P38">site: 6 <text:tab/>week: 0 <text:tab/>sum LD: 56.6561 </text:p>
      <text:p text:style-name="P38">site: 6 <text:tab/>week: 1 <text:tab/>sum LD: 75468.68400000001 </text:p>
      <text:p text:style-name="P38">site: 6 <text:tab/>week: 2 <text:tab/>sum LD: 81014.2788000001 </text:p>
      <text:p text:style-name="P38">site: 6 <text:tab/>week: 3 <text:tab/>sum LD: 76065.70359999998 </text:p>
      <text:p text:style-name="P38">site: 6 <text:tab/>week: 4 <text:tab/>sum LD: 73427.88070000023 </text:p>
      <text:p text:style-name="P38">site: 6 <text:tab/>week: 5 <text:tab/>sum LD: 70004.44240000001 </text:p>
      <text:p text:style-name="P38">site: 6 <text:tab/>week: 6 <text:tab/>sum LD: 70106.95649999985 </text:p>
      <text:p text:style-name="P38">site: 6 <text:tab/>week: 7 <text:tab/>sum LD: 67114.5973 </text:p>
      <text:p text:style-name="P38">site: 6 <text:tab/>week: 8 <text:tab/>sum LD: 69002.77129999992 </text:p>
      <text:p text:style-name="P38">site: 6 <text:tab/>week: 9 <text:tab/>sum LD: 72621.84069999975 </text:p>
      <text:p text:style-name="P38">site: 6 <text:tab/>week: 10 <text:tab/>sum LD: 63043.608699999924 </text:p>
      <text:p text:style-name="P38">site: 6 <text:tab/>week: 11 <text:tab/>sum LD: 57509.87500000002 </text:p>
      <text:p text:style-name="P38">site: 6 <text:tab/>week: 12 <text:tab/>sum LD: 62142.37510000003 </text:p>
      <text:p text:style-name="P38">site: 6 <text:tab/>week: 13 <text:tab/>sum LD: 56268.33180000011 </text:p>
      <text:p text:style-name="P38">site: 6 <text:tab/>week: 14 <text:tab/>sum LD: 57764.874999999905 </text:p>
      <text:p text:style-name="P38">site: 6 <text:tab/>week: 15 <text:tab/>sum LD: 55838.3174 </text:p>
      <text:p text:style-name="P38">site: 6 <text:tab/>week: 16 <text:tab/>sum LD: 57434.407099999975 </text:p>
      <text:p text:style-name="P38">site: 6 <text:tab/>week: 17 <text:tab/>sum LD: 61371.365699999835 </text:p>
      <text:p text:style-name="P38">site: 6 <text:tab/>week: 18 <text:tab/>sum LD: 57144.03630000009 </text:p>
      <text:p text:style-name="P38">site: 6 <text:tab/>week: 19 <text:tab/>sum LD: 58461.13940000005 </text:p>
      <text:p text:style-name="P38">site: 6 <text:tab/>week: 20 <text:tab/>sum LD: 61338.27580000002 </text:p>
      <text:p text:style-name="P38">site: 6 <text:tab/>week: 21 <text:tab/>sum LD: 58787.90820000011 </text:p>
      <text:p text:style-name="P38">site: 6 <text:tab/>week: 22 <text:tab/>sum LD: 59991.46150000001 </text:p>
      <text:p text:style-name="P38">site: 6 <text:tab/>week: 23 <text:tab/>sum LD: 57395.69489999985 </text:p>
      <text:p text:style-name="P38">site: 6 <text:tab/>week: 24 <text:tab/>sum LD: 54521.47599999996 </text:p>
      <text:p text:style-name="P38">site: 6 <text:tab/>week: 25 <text:tab/>sum LD: 57670.9434 </text:p>
      <text:p text:style-name="P38">site: 6 <text:tab/>week: 26 <text:tab/>sum LD: 62107.20630000006 </text:p>
      <text:p text:style-name="P38">site: 6 <text:tab/>week: 27 <text:tab/>sum LD: 62821.19369999994 </text:p>
      <text:p text:style-name="P38">site: 6 <text:tab/>week: 28 <text:tab/>sum LD: 66124.71800000002 </text:p>
      <text:p text:style-name="P38">site: 6 <text:tab/>week: 29 <text:tab/>sum LD: 64931.259799999956 </text:p>
      <text:p text:style-name="P38"><text:soft-page-break/>site: 6 <text:tab/>week: 30 <text:tab/>sum LD: 65758.94880000006 </text:p>
      <text:p text:style-name="P38">site: 6 <text:tab/>week: 31 <text:tab/>sum LD: 64707.46150000002 </text:p>
      <text:p text:style-name="P38">site: 6 <text:tab/>week: 32 <text:tab/>sum LD: 67048.9683000001 </text:p>
      <text:p text:style-name="P38">site: 6 <text:tab/>week: 33 <text:tab/>sum LD: 67733.46490000004 </text:p>
      <text:p text:style-name="P38">site: 6 <text:tab/>week: 34 <text:tab/>sum LD: 62767.059199999974 </text:p>
      <text:p text:style-name="P38">site: 6 <text:tab/>week: 35 <text:tab/>sum LD: 65172.5603000001 </text:p>
      <text:p text:style-name="P38">site: 6 <text:tab/>week: 36 <text:tab/>sum LD: 60380.02450000004 </text:p>
      <text:p text:style-name="P38">site: 6 <text:tab/>week: 37 <text:tab/>sum LD: 59813.32800000012 </text:p>
      <text:p text:style-name="P38">site: 6 <text:tab/>week: 38 <text:tab/>sum LD: 58808.78120000002 </text:p>
      <text:p text:style-name="P38">site: 6 <text:tab/>week: 39 <text:tab/>sum LD: 58439.149800000065 </text:p>
      <text:p text:style-name="P38">site: 6 <text:tab/>week: 40 <text:tab/>sum LD: 56395.40389999992 </text:p>
      <text:p text:style-name="P38">site: 6 <text:tab/>week: 41 <text:tab/>sum LD: 55604.10419999997 </text:p>
      <text:p text:style-name="P38">site: 6 <text:tab/>week: 42 <text:tab/>sum LD: 54548.572999999946 </text:p>
      <text:p text:style-name="P38">site: 6 <text:tab/>week: 43 <text:tab/>sum LD: 52958.85189999996 </text:p>
      <text:p text:style-name="P38">site: 6 <text:tab/>week: 44 <text:tab/>sum LD: 51058.407100000026 </text:p>
      <text:p text:style-name="P38">site: 6 <text:tab/>week: 45 <text:tab/>sum LD: 53558.36379999997 </text:p>
      <text:p text:style-name="P38">site: 6 <text:tab/>week: 46 <text:tab/>sum LD: 62229.47159999993 </text:p>
      <text:p text:style-name="P38">site: 6 <text:tab/>week: 47 <text:tab/>sum LD: 59483.10930000006 </text:p>
      <text:p text:style-name="P38">site: 6 <text:tab/>week: 48 <text:tab/>sum LD: 57885.16380000005 </text:p>
      <text:p text:style-name="P38">site: 6 <text:tab/>week: 49 <text:tab/>sum LD: 59331.08529999999 </text:p>
      <text:p text:style-name="P38">site: 6 <text:tab/>week: 50 <text:tab/>sum LD: 64454.69609999995 </text:p>
      <text:p text:style-name="P38">site: 6 <text:tab/>week: 51 <text:tab/>sum LD: 72631.36310000008 </text:p>
      <text:p text:style-name="P38">site: 6 <text:tab/>week: 52 <text:tab/>sum LD: 72311.03349999996 </text:p>
      <text:p text:style-name="P38">site: 6 <text:tab/>week: 53 <text:tab/>sum LD: 23185.245899999998 </text:p>
      <text:p text:style-name="P38">site: 8 <text:tab/>week: 0 <text:tab/>sum LD: 27.9357 </text:p>
      <text:p text:style-name="P38">site: 8 <text:tab/>week: 1 <text:tab/>sum LD: 165833.21360000226 </text:p>
      <text:p text:style-name="P38">site: 8 <text:tab/>week: 2 <text:tab/>sum LD: 199761.07999999935 </text:p>
      <text:p text:style-name="P38">site: 8 <text:tab/>week: 3 <text:tab/>sum LD: 193803.78939999978 </text:p>
      <text:p text:style-name="P38">site: 8 <text:tab/>week: 4 <text:tab/>sum LD: 216076.93600000197 </text:p>
      <text:p text:style-name="P38">site: 8 <text:tab/>week: 5 <text:tab/>sum LD: 212590.53560000192 </text:p>
      <text:p text:style-name="P38">…..</text:p>
      <text:h text:style-name="P55" text:outline-level="2"><text:bookmark-start text:name="__RefHeading__2446_783078815"/><text:soft-page-break/>4. <text:span text:style-name="T14">Calculate the average LD by sector of activity (timestamp interval : a week)</text:span><text:bookmark-end text:name="__RefHeading__2446_783078815"/></text:h>
      <text:p text:style-name="P23"/>
      <text:p text:style-name="P14">db = db.getSiblingDB("enernoc") ;</text:p>
      <text:p text:style-name="P14">print("*** Calculate the average LD by sector of activity (timestamp interval: a week)");</text:p>
      <text:p text:style-name="P9">db.sites.aggregate([</text:p>
      <text:p text:style-name="P9"><text:tab/><text:tab/>{$unwind : "$CONSO"},</text:p>
      <text:p text:style-name="P9"><text:tab/><text:tab/>{$group : </text:p>
      <text:p text:style-name="P9"><text:tab/><text:tab/><text:tab/>{</text:p>
      <text:p text:style-name="P9"><text:tab/><text:tab/><text:tab/><text:tab/>_id :</text:p>
      <text:p text:style-name="P9"><text:tab/><text:tab/><text:tab/><text:tab/>{</text:p>
      <text:p text:style-name="P9"><text:tab/><text:tab/><text:tab/><text:tab/><text:tab/>industry:"$INDUSTRY",week: {$week:"$CONSO.iso_date"}</text:p>
      <text:p text:style-name="P9"><text:tab/><text:tab/><text:tab/><text:tab/>},</text:p>
      <text:p text:style-name="P9"><text:tab/><text:tab/><text:tab/><text:tab/>avg_consu : </text:p>
      <text:p text:style-name="P9"><text:tab/><text:tab/><text:tab/><text:tab/>{</text:p>
      <text:p text:style-name="P9"><text:tab/><text:tab/><text:tab/><text:tab/><text:tab/>$avg:"$CONSO.value"</text:p>
      <text:p text:style-name="P9"><text:tab/><text:tab/><text:tab/><text:tab/>}</text:p>
      <text:p text:style-name="P9"><text:tab/><text:tab/><text:tab/>}</text:p>
      <text:p text:style-name="P9"><text:tab/><text:tab/>},</text:p>
      <text:p text:style-name="P9"><text:tab/><text:tab/>{$sort:</text:p>
      <text:p text:style-name="P9"><text:tab/><text:tab/><text:tab/>{</text:p>
      <text:p text:style-name="P9"><text:tab/><text:tab/><text:tab/><text:tab/>_id:1</text:p>
      <text:p text:style-name="P9"><text:tab/><text:tab/><text:tab/>}</text:p>
      <text:p text:style-name="P9"><text:tab/><text:tab/>}</text:p>
      <text:p text:style-name="P9"><text:tab/>]).forEach( function(doc) </text:p>
      <text:p text:style-name="P9"><text:tab/><text:tab/>{</text:p>
      <text:p text:style-name="P9"><text:tab/><text:tab/><text:tab/>print("industry:",doc._id.industry,"\tweek:",doc._id.week,"\tsum LD:",doc.avg_consu)</text:p>
      <text:p text:style-name="P9"><text:tab/><text:tab/>}</text:p>
      <text:p text:style-name="P9"><text:tab/>);</text:p>
      <text:p text:style-name="P44">results :</text:p>
      <text:p text:style-name="P37">industry: Commercial Property <text:tab/>week: 0 <text:tab/>sum LD: 69.906064 </text:p>
      <text:p text:style-name="P37">industry: Commercial Property <text:tab/>week: 1 <text:tab/>sum LD: 81.8237099681427 </text:p>
      <text:p text:style-name="P37">industry: Commercial Property <text:tab/>week: 2 <text:tab/>sum LD: 91.4887902052395 </text:p>
      <text:p text:style-name="P37">industry: Commercial Property <text:tab/>week: 3 <text:tab/>sum LD: 94.48737770436513 </text:p>
      <text:p text:style-name="P37">industry: Commercial Property <text:tab/>week: 4 <text:tab/>sum LD: 93.39917154365088 </text:p>
      <text:p text:style-name="P37">industry: Commercial Property <text:tab/>week: 5 <text:tab/>sum LD: 91.20474614880696 </text:p>
      <text:p text:style-name="P37">industry: Commercial Property <text:tab/>week: 6 <text:tab/>sum LD: 91.92764593452262 </text:p>
      <text:p text:style-name="P37">industry: Commercial Property <text:tab/>week: 7 <text:tab/>sum LD: 92.71759324801408 </text:p>
      <text:p text:style-name="P37">industry: Commercial Property <text:tab/>week: 8 <text:tab/>sum LD: 90.72024977579011 </text:p>
      <text:p text:style-name="P37">industry: Commercial Property <text:tab/>week: 9 <text:tab/>sum LD: 91.01131014285522 </text:p>
      <text:p text:style-name="P37">industry: Commercial Property <text:tab/>week: 10 <text:tab/>sum LD: 89.33322925991897 </text:p>
      <text:p text:style-name="P37">industry: Commercial Property <text:tab/>week: 11 <text:tab/>sum LD: 90.10230121626647 </text:p>
      <text:p text:style-name="P37">industry: Commercial Property <text:tab/>week: 12 <text:tab/>sum LD: 93.63770055753429 </text:p>
      <text:p text:style-name="P37">industry: Commercial Property <text:tab/>week: 13 <text:tab/>sum LD: 89.08985976983729 </text:p>
      <text:p text:style-name="P37">industry: Commercial Property <text:tab/>week: 14 <text:tab/>sum LD: 85.16025684920123 </text:p>
      <text:p text:style-name="P37">industry: Commercial Property <text:tab/>week: 15 <text:tab/>sum LD: 83.3563983531696 </text:p>
      <text:p text:style-name="P37">industry: Commercial Property <text:tab/>week: 16 <text:tab/>sum LD: 85.2688094126914 </text:p>
      <text:p text:style-name="P37">industry: Commercial Property <text:tab/>week: 17 <text:tab/>sum LD: 84.9506929781688 </text:p>
      <text:p text:style-name="P37">industry: Commercial Property <text:tab/>week: 18 <text:tab/>sum LD: 90.30943476387927 </text:p>
      <text:p text:style-name="P37">industry: Commercial Property <text:tab/>week: 19 <text:tab/>sum LD: 90.11328439508686 </text:p>
      <text:p text:style-name="P37">industry: Commercial Property <text:tab/>week: 20 <text:tab/>sum LD: 90.52765755158012 </text:p>
      <text:p text:style-name="P37">industry: Commercial Property <text:tab/>week: 21 <text:tab/>sum LD: 91.70135157756431 </text:p>
      <text:p text:style-name="P37">industry: Commercial Property <text:tab/>week: 22 <text:tab/>sum LD: 81.911028029759 </text:p>
      <text:p text:style-name="P37">industry: Commercial Property <text:tab/>week: 23 <text:tab/>sum LD: 89.0749083068501 </text:p>
      <text:p text:style-name="P37">industry: Commercial Property <text:tab/>week: 24 <text:tab/>sum LD: 94.56863999007561 </text:p>
      <text:p text:style-name="P37">industry: Commercial Property <text:tab/>week: 25 <text:tab/>sum LD: 98.6916351726162 </text:p>
      <text:p text:style-name="P37">industry: Commercial Property <text:tab/>week: 26 <text:tab/>sum LD: 97.41820529364593 </text:p>
      <text:p text:style-name="P37">industry: Commercial Property <text:tab/>week: 27 <text:tab/>sum LD: 91.02007079703819 </text:p>
      <text:p text:style-name="P37">industry: Commercial Property <text:tab/>week: 28 <text:tab/>sum LD: 101.13927387499722 </text:p>
      <text:p text:style-name="P37">industry: Commercial Property <text:tab/>week: 29 <text:tab/>sum LD: 101.70688131349178 </text:p>
      <text:p text:style-name="P37"><text:soft-page-break/>industry: Commercial Property <text:tab/>week: 30 <text:tab/>sum LD: 101.90584847420102 </text:p>
      <text:p text:style-name="P37">industry: Commercial Property <text:tab/>week: 31 <text:tab/>sum LD: 102.74853501983748 </text:p>
      <text:p text:style-name="P37">industry: Commercial Property <text:tab/>week: 32 <text:tab/>sum LD: 102.19573332340961 </text:p>
      <text:p text:style-name="P37">industry: Commercial Property <text:tab/>week: 33 <text:tab/>sum LD: 99.27649011309177 </text:p>
      <text:p text:style-name="P37">industry: Commercial Property <text:tab/>week: 34 <text:tab/>sum LD: 91.24082630158397 </text:p>
      <text:p text:style-name="P37">industry: Commercial Property <text:tab/>week: 35 <text:tab/>sum LD: 102.21700040872958 </text:p>
      <text:p text:style-name="P37">industry: Commercial Property <text:tab/>week: 36 <text:tab/>sum LD: 91.34941175443164 </text:p>
      <text:p text:style-name="P37">industry: Commercial Property <text:tab/>week: 37 <text:tab/>sum LD: 95.95129207936058 </text:p>
      <text:p text:style-name="P37">industry: Commercial Property <text:tab/>week: 38 <text:tab/>sum LD: 90.06436633332761 </text:p>
      <text:p text:style-name="P37">industry: Commercial Property <text:tab/>week: 39 <text:tab/>sum LD: 84.13700926785428 </text:p>
      <text:p text:style-name="P37">industry: Commercial Property <text:tab/>week: 40 <text:tab/>sum LD: 87.05259087698066 </text:p>
      <text:p text:style-name="P37">industry: Commercial Property <text:tab/>week: 41 <text:tab/>sum LD: 83.74384150793156 </text:p>
      <text:p text:style-name="P37">industry: Commercial Property <text:tab/>week: 42 <text:tab/>sum LD: 85.74106816864568 </text:p>
      <text:p text:style-name="P37">industry: Commercial Property <text:tab/>week: 43 <text:tab/>sum LD: 85.01873010515648 </text:p>
      <text:p text:style-name="P37">industry: Commercial Property <text:tab/>week: 44 <text:tab/>sum LD: 81.48760832738208 </text:p>
      <text:p text:style-name="P37">industry: Commercial Property <text:tab/>week: 45 <text:tab/>sum LD: 86.30356095237909 </text:p>
      <text:p text:style-name="P37">industry: Commercial Property <text:tab/>week: 46 <text:tab/>sum LD: 85.05145403372674 </text:p>
      <text:p text:style-name="P37">industry: Commercial Property <text:tab/>week: 47 <text:tab/>sum LD: 68.50369249167241 </text:p>
      <text:p text:style-name="P37">industry: Commercial Property <text:tab/>week: 48 <text:tab/>sum LD: 84.34925334841124 </text:p>
      <text:p text:style-name="P37">industry: Commercial Property <text:tab/>week: 49 <text:tab/>sum LD: 84.78240724007368 </text:p>
      <text:p text:style-name="P37">industry: Commercial Property <text:tab/>week: 50 <text:tab/>sum LD: 86.72400969444112 </text:p>
      <text:p text:style-name="P37">industry: Commercial Property <text:tab/>week: 51 <text:tab/>sum LD: 87.53539991467996 </text:p>
      <text:p text:style-name="P37">industry: Commercial Property <text:tab/>week: 52 <text:tab/>sum LD: 67.4417095714268 </text:p>
      <text:p text:style-name="P37">industry: Commercial Property <text:tab/>week: 53 <text:tab/>sum LD: 66.934555576387 </text:p>
      <text:p text:style-name="P37">industry: Education <text:tab/>week: 0 <text:tab/>sum LD: 7.777043999999998 </text:p>
      <text:p text:style-name="P37">industry: Education <text:tab/>week: 1 <text:tab/>sum LD: 10.035345357448085 </text:p>
      <text:p text:style-name="P37">industry: Education <text:tab/>week: 2 <text:tab/>sum LD: 11.178326577381965 </text:p>
      <text:p text:style-name="P37">industry: Education <text:tab/>week: 3 <text:tab/>sum LD: 11.035917702381193 </text:p>
      <text:p text:style-name="P37">industry: Education <text:tab/>week: 4 <text:tab/>sum LD: 11.002216700397817 </text:p>
      <text:p text:style-name="P37">industry: Education <text:tab/>week: 5 <text:tab/>sum LD: 11.05387033730232 </text:p>
      <text:p text:style-name="P37">...</text:p>
      <text:h text:style-name="P62" text:outline-level="1"><text:bookmark-start text:name="__RefHeading__2128_783078815"/>SQL <text:span text:style-name="T23">comparison</text:span><text:bookmark-end text:name="__RefHeading__2128_783078815"/></text:h>
      <text:p text:style-name="P39"/>
      <text:p text:style-name="P40">We have perform<text:span text:style-name="T21">ed</text:span> data integration into mysql database (see <text:span text:style-name="T3">mysql_1_data_integration.sql</text:span>) and compute the 4 Load Curve statistics on it (see <text:span text:style-name="T3">mysql_2_data_queries.sql</text:span>).</text:p>
      <text:p text:style-name="P39">One car perfo<text:span text:style-name="T22">r</text:span>me both by running bash file <text:span text:style-name="T3">run_mysql.sh.</text:span></text:p>
      <text:p text:style-name="P39">Here after, the table resumes time comparison between mongoDB and Mysql for the 4 Load Curve queries:</text:p>
      <text:p text:style-name="P39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47">Time execution (s)</text:p>
          </table:table-cell>
          <table:table-cell table:style-name="Tableau1.A1" office:value-type="string">
            <text:p text:style-name="P47">mysql</text:p>
          </table:table-cell>
          <table:table-cell table:style-name="Tableau1.C1" office:value-type="string">
            <text:p text:style-name="P47">mongodb</text:p>
          </table:table-cell>
        </table:table-row>
        <table:table-row>
          <table:table-cell table:style-name="Tableau1.A2" office:value-type="string">
            <text:p text:style-name="P18"><text:s/>Calculate the sum LD for the 100 sites (timestamp interval : 5 minutes)</text:p>
          </table:table-cell>
          <table:table-cell table:style-name="Tableau1.A2" office:value-type="string">
            <text:p text:style-name="P48">6</text:p>
          </table:table-cell>
          <table:table-cell table:style-name="Tableau1.C2" office:value-type="string">
            <text:p text:style-name="P48">5</text:p>
          </table:table-cell>
        </table:table-row>
        <table:table-row>
          <table:table-cell table:style-name="Tableau1.A2" office:value-type="string">
            <text:p text:style-name="P45">Calculate the average LD by sector of activity (imestamp interval : 5 minutes)</text:p>
          </table:table-cell>
          <table:table-cell table:style-name="Tableau1.A2" office:value-type="string">
            <text:p text:style-name="P48">9</text:p>
          </table:table-cell>
          <table:table-cell table:style-name="Tableau1.C2" office:value-type="string">
            <text:p text:style-name="P48">12</text:p>
          </table:table-cell>
        </table:table-row>
        <table:table-row>
          <table:table-cell table:style-name="Tableau1.A2" office:value-type="string">
            <text:p text:style-name="P45">Calculate the total LD for the 100 sites (timestamp interval : a week)</text:p>
          </table:table-cell>
          <table:table-cell table:style-name="Tableau1.A2" office:value-type="string">
            <text:p text:style-name="P48">9</text:p>
          </table:table-cell>
          <table:table-cell table:style-name="Tableau1.C2" office:value-type="string">
            <text:p text:style-name="P48">14</text:p>
          </table:table-cell>
        </table:table-row>
        <table:table-row>
          <table:table-cell table:style-name="Tableau1.A2" office:value-type="string">
            <text:p text:style-name="P51">Calculate the average LD by sector of activity (timestamp interval : a week)</text:p>
          </table:table-cell>
          <table:table-cell table:style-name="Tableau1.A2" office:value-type="string">
            <text:p text:style-name="P48">12</text:p>
          </table:table-cell>
          <table:table-cell table:style-name="Tableau1.C2" office:value-type="string">
            <text:p text:style-name="P48">14</text:p>
          </table:table-cell>
        </table:table-row>
      </table:table>
      <text:p text:style-name="P39"/>
      <text:p text:style-name="P41">One can execute :</text:p>
      <text:p text:style-name="P41">&gt; ./<text:span text:style-name="T22">r</text:span>un_<text:span text:style-name="T22">mongo</text:span>.sh &gt; mongodb_results</text:p>
      <text:p text:style-name="P41">to get time execution in mongodb_results file.</text:p>
      <text:p text:style-name="P41"/>
      <text:p text:style-name="P41">and execute :</text:p>
      <text:p text:style-name="P41">&gt;./<text:span text:style-name="T22">run_mysql.</text:span>sh &gt;mysql_results</text:p>
      <text:p text:style-name="P41">to get time execution in mysql_results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padding="0cm" fo:border="none" style:shadow="non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oucef </meta:initial-creator>
    <meta:creation-date>2016-03-13T11:26:36.954567341</meta:creation-date>
    <dc:date>2016-03-15T10:42:32.688994697</dc:date>
    <meta:editing-duration>P1DT12H18M17S</meta:editing-duration>
    <meta:editing-cycles>72</meta:editing-cycles>
    <meta:generator>LibreOffice/4.2.8.2$Linux_X86_64 LibreOffice_project/420m0$Build-2</meta:generator>
    <meta:document-statistic meta:table-count="1" meta:image-count="0" meta:object-count="0" meta:page-count="18" meta:paragraph-count="452" meta:word-count="2287" meta:character-count="16386" meta:non-whitespace-character-count="13635"/>
  </office:meta>
</office:document-meta>
</file>